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bd615" officeooo:paragraph-rsid="000bd615" style:font-size-asian="12.25pt" style:font-size-complex="14pt"/>
    </style:style>
    <style:style style:name="P2" style:family="paragraph" style:parent-style-name="Standard">
      <style:text-properties fo:font-size="14pt" officeooo:rsid="000ec946" officeooo:paragraph-rsid="000ec946" style:font-size-asian="12.25pt" style:font-size-complex="14pt"/>
    </style:style>
    <style:style style:name="P3" style:family="paragraph" style:parent-style-name="Standard">
      <style:text-properties fo:font-size="14pt" officeooo:rsid="000ff529" officeooo:paragraph-rsid="000ff529" style:font-size-asian="12.25pt" style:font-size-complex="14pt"/>
    </style:style>
    <style:style style:name="P4" style:family="paragraph" style:parent-style-name="Standard">
      <style:text-properties fo:font-size="14pt" officeooo:rsid="0010645f" officeooo:paragraph-rsid="0010645f" style:font-size-asian="12.25pt" style:font-size-complex="14pt"/>
    </style:style>
    <style:style style:name="P5" style:family="paragraph" style:parent-style-name="Standard" style:list-style-name="L2">
      <style:text-properties fo:font-size="14pt" officeooo:rsid="0010645f" officeooo:paragraph-rsid="0010645f" style:font-size-asian="12.25pt" style:font-size-complex="14pt"/>
    </style:style>
    <style:style style:name="P6" style:family="paragraph" style:parent-style-name="Standard">
      <style:text-properties fo:font-size="14pt" fo:font-weight="bold" officeooo:rsid="000bd615" officeooo:paragraph-rsid="000bd615" style:font-size-asian="12.25pt" style:font-weight-asian="bold" style:font-size-complex="14pt" style:font-weight-complex="bold"/>
    </style:style>
    <style:style style:name="P7" style:family="paragraph" style:parent-style-name="Standard">
      <style:text-properties fo:font-size="14pt" fo:font-weight="bold" officeooo:rsid="0010645f" officeooo:paragraph-rsid="0010645f" style:font-size-asian="12.25pt" style:font-weight-asian="bold" style:font-size-complex="14pt" style:font-weight-complex="bold"/>
    </style:style>
    <style:style style:name="P8" style:family="paragraph" style:parent-style-name="Standard">
      <style:text-properties fo:font-size="14pt" fo:font-weight="bold" officeooo:rsid="0010d393" officeooo:paragraph-rsid="0010d393" style:font-size-asian="12.25pt" style:font-weight-asian="bold" style:font-size-complex="14pt" style:font-weight-complex="bold"/>
    </style:style>
    <style:style style:name="P9" style:family="paragraph" style:parent-style-name="Standard">
      <style:text-properties fo:font-size="14pt" fo:font-weight="normal" officeooo:rsid="0010d393" officeooo:paragraph-rsid="0010d393" style:font-size-asian="12.25pt" style:font-weight-asian="normal" style:font-size-complex="14pt" style:font-weight-complex="normal"/>
    </style:style>
    <style:style style:name="P10" style:family="paragraph" style:parent-style-name="Standard" style:list-style-name="L3">
      <style:text-properties fo:font-size="14pt" fo:font-weight="normal" officeooo:rsid="0010d393" officeooo:paragraph-rsid="0010d393"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0fff44" style:font-weight-asian="bold" style:font-weight-complex="bold"/>
    </style:style>
    <style:style style:name="T3" style:family="text">
      <style:text-properties officeooo:rsid="000cd6d0"/>
    </style:style>
    <style:style style:name="T4" style:family="text">
      <style:text-properties officeooo:rsid="000ff529"/>
    </style:style>
    <style:style style:name="T5" style:family="text">
      <style:text-properties officeooo:rsid="000fff44"/>
    </style:style>
    <style:style style:name="T6" style:family="text">
      <style:text-properties fo:font-weight="normal" style:font-weight-asian="normal" style:font-weight-complex="normal"/>
    </style:style>
    <style:style style:name="T7" style:family="text">
      <style:text-properties fo:font-size="20pt" fo:font-weight="bold" style:font-size-asian="20pt" style:font-weight-asian="bold" style:font-size-complex="20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mclibre.org/consultar/php/lecciones/php_basesdedatos.html" text:style-name="Internet_20_link" text:visited-style-name="Visited_20_Internet_20_Link">http://www.mclibre.org/consultar/php/lecciones/php_basesdedatos.html</text:a></text:p>
      <text:p text:style-name="P1"/>
      <text:p text:style-name="P6">PHP y bases de datos.</text:p>
      <text:p text:style-name="P1">Cuando una aplicación web necesita conservar información de forma permanente (para recuperarla posteriormente), suele ser conveniente recurrir a un sistema gestor de bases de datos (SGBD).</text:p>
      <text:p text:style-name="P1">Normalmente los SGBD son aplicaciones externas que se instalan y administran de forma separada. PHP permite utilizar la mayoría de los SGBD más conocidos, libres o comerciales (MySQL, Oracle, MS SQL Server, PostgreSQL, SQLite, etc...).</text:p>
      <text:p text:style-name="P1">Un caso particular es de SQLite, que no es una aplicación externa, sino una biblioteca en C que implementa un motor de bases de datos SQL. SQLite estaba disponible en PHP desde junio del 2003. Eso quiere decir que PHP puede gestionar bases de datos dierectamente, sin necesidad de recurrir a SGBD externos.</text:p>
      <text:p text:style-name="P1">Aunque PHP siempre ha permitido utilizar numerosos SGBD, la forma de hacerlo ha ido variando con el tiempo.</text:p>
      <text:p text:style-name="P1"/>
      <text:p text:style-name="P6">Acceso mediante bibliotecas específicas.</text:p>
      <text:p text:style-name="P1">En las primeras versiones de PHP, la única manera de acceder a un SGBD era a través de una biblioteca específica, que contenía las funciones necesarias. A esas bibliotecas también se les suelen llamar <text:span text:style-name="T1">extensiones</text:span> En algunos casos esas extensiones se incluían en las distribuciones oficiales de PHP y para poder utilizarlas era suficiente con incluir la directiva correspondiente en el archivo de configuración <text:span text:style-name="T1">php.ini</text:span> En otros casos esas extensiones no estaban incluidas en las distribuciones oficiales de PHP, pero si estaban incluidas en PEAR <text:span text:style-name="T3">(Extension and application Repository) </text:span>o PECL <text:span text:style-name="T3">(un repositorio de extensiones bajo C diseñado para el uso de PHP)</text:span>. Para poder utilizarlas era necesario instalarlas por separado.</text:p>
      <text:p text:style-name="P2">Con el paso del tiempo, este enfoque fue mostrando sus limitaciones. El principal inconveniente de este enfoque es que cada extensión está estrechamente vinculada a cada SGBD (no es una generalización que corresponda a un estándar) y si se quiere cambiar de SGBD es necesario reescribir completamente la aplicación (los nombres de cada función son diferentes, el orden de los argumentos distinto, las funcionalidades disponibles son diferentes, etc...). Además en algunos casos, las extensiones no están mantenidas adecuadamente (bug's de seguridad, etc...).</text:p>
      <text:p text:style-name="P2">Actualmente (noviembre del 2014), PHP se sigue distribuyendo con muchas de estas extensiones y todavía se pueden utilizar, pero en su lugar se recomienda utilizar la biblioteca PDO que se comenta a continuación.</text:p>
      <text:p text:style-name="P2"/>
      <text:p text:style-name="P2">Acceso mediante PDO.</text:p>
      <text:p text:style-name="P2">Para poder escribir programas independientes del SGBD elegido, es necesario utilizar una capa de abstracción que permita acceder de una forma común a cualquier SGBD. Esta necesidad no es exclusiva de PHP, sino que afecta a cualquier aplicación que necesita trabajar con un SGBD y no <text:span text:style-name="T4">permiten olvidarse de cuál estamos utilizando realmente.</text:span></text:p>
      <text:p text:style-name="P3">Una de esas capas de abstracción es ODBC (Open DataBase Connectivity), una API (Application Programming Interface) independiente del sistema operativo, lenguaje <text:soft-page-break/>de programación o SGBD utilizada, que se empezó a desarrollar en 1992. En PHP existe una extensión llamada OBDC que permite conexiones. EL inconveniente de ODBC es que introduce un elemento más en la cadena, el controlador ODBC del sistema operativo, lo que puede relentizar el rendimiento.</text:p>
      <text:p text:style-name="P3">La capa de abstracción propia de PHP se llama PDO (PHP Data Objects). PDO se puede utilizar como una extensión de PECL. <text:span text:style-name="T5">Ya que incluye controladores para acceder a las bases de datos más populares y la lista se va ampliando con el tiempo (aunque no incluye todos los SGDB que disponen de extensiones específicas). </text:span><text:span text:style-name="T2">Utilizando PDO no podemos olvidarnos completamente del SGDB utilizado,</text:span><text:span text:style-name="T5"> pero la mayor parte del código es independiente del SGBD y sólo en algunas partes del programa (por ejemplo, en la conexión con el SGDB o en la creación de tablas) el código es específico del SGDB.</text:span></text:p>
      <text:p text:style-name="P4">Actualmente (noviembre del 2014), <text:span text:style-name="T1">la extensión PDO es la biblioteca recomendada para acceder a SGDB.</text:span></text:p>
      <text:p text:style-name="P4"/>
      <text:p text:style-name="P7">En un futuro...</text:p>
      <text:p text:style-name="P4">Existen capas de abstracción de nivel superior a PDO, que permiten (en teoría) olvidarse completamente del SGBD ya que son capaces de reescribir las sentencias SQL o simular características no presentes en el SGBD. Algunas de estas capas son las bibliontecas Doctrine DBAL o Propel.</text:p>
      <text:p text:style-name="P4">Pero aún no se han incluido ninguna de estas bibliotecas en PHP.</text:p>
      <text:p text:style-name="P4"/>
      <text:p text:style-name="P7">PHP y MySQL.</text:p>
      <text:p text:style-name="P4">PHP ha tenido tres extensiones para acceder a la bse de datos MySQL:</text:p>
      <text:list xml:id="list5322905288276361042" text:style-name="L2">
        <text:list-item>
          <text:p text:style-name="P5">Extensión <text:span text:style-name="T1">mysql</text:span>; la primera extensión para MySQL incluida en PHP. En diciembre del 2012 se decidió eliminarla (esta deprecada) y su uso genera el siguiente mensaje de error : E_DEPRACTED.</text:p>
        </text:list-item>
        <text:list-item>
          <text:p text:style-name="P5">Extensión mysql<text:span text:style-name="T7">i</text:span><text:span text:style-name="T6"> (improved mysql); las ventajas de esta extensión son la posibilidad de utilizar una sintaxis orientada a objetos, sentencias preparadas, transacciones y otras.</text:span></text:p>
        </text:list-item>
        <text:list-item>
          <text:p text:style-name="P5">Extensión PDO; esta extensión, que permite trabajar con diferentes bases de datos, incluye un controlador para MySQL desde que fue incluida en PHP v 5.1</text:p>
        </text:list-item>
      </text:list>
      <text:p text:style-name="P4"/>
      <text:p text:style-name="P8">Aunque las extensiones de mysqli se incluyen en PHP, se recomienda acceder a MySQL mediante la extensión PDO.</text:p>
      <text:p text:style-name="P8"/>
      <text:p text:style-name="P8">PHP y SQLite.</text:p>
      <text:p text:style-name="P9">PHP ha tenido tres extensiones para acceder a SQLite:</text:p>
      <text:list xml:id="list1241313888482913670" text:style-name="L3">
        <text:list-item>
          <text:p text:style-name="P10">La extensión sqlite.</text:p>
        </text:list-item>
        <text:list-item>
          <text:p text:style-name="P10">Extensión sqlite3; esta extensión permite trabajar con SQLite3, estaba disponible como paquete de PECL desde el 2008.</text:p>
        </text:list-item>
        <text:list-item>
          <text:p text:style-name="P10">Extensión PDO; esta extensión permite trabajar con diferentes bases de datos, incluye un controlador para SQLite.</text:p>
        </text:list-item>
      </text:list>
      <text:p text:style-name="P8">Se recomienda utilizar SQLite mediante la extensión P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1T13:25:17.632000000</meta:creation-date>
    <dc:date>2015-01-31T14:33:43.362000000</dc:date>
    <meta:editing-duration>PT20M51S</meta:editing-duration>
    <meta:editing-cycles>4</meta:editing-cycles>
    <meta:generator>LibreOffice/4.3.5.2$Windows_x86 LibreOffice_project/3a87456aaa6a95c63eea1c1b3201acedf0751bd5</meta:generator>
    <meta:document-statistic meta:table-count="0" meta:image-count="0" meta:object-count="0" meta:page-count="2" meta:paragraph-count="30" meta:word-count="843" meta:character-count="5396" meta:non-whitespace-character-count="4589"/>
  </office:meta>
</office:document-meta>
</file>